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3937in" text:min-label-width="0.3937in" text:list-level-position-and-space-mode="label-alignment">
          <style:list-level-label-alignment text:label-followed-by="listtab" fo:margin-left="2cm" fo:text-indent="-1cm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875in" text:min-label-width="0in" text:list-level-position-and-space-mode="label-alignment">
          <style:list-level-label-alignment text:label-followed-by="listtab" fo:margin-left="1cm" fo:text-indent="1cm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>
      <style:paragraph-properties fo:text-indent="1cm">
        <style:tab-stops/>
      </style:paragraph-properties>
    </style:style>
    <style:style style:name="P3" style:parent-style-name="ListParagraph" style:list-style-name="LFO1" style:family="paragraph">
      <style:paragraph-properties fo:margin-left="3cm">
        <style:tab-stops/>
      </style:paragraph-properties>
    </style:style>
    <style:style style:name="P4" style:parent-style-name="ListParagraph" style:list-style-name="LFO1" style:family="paragraph">
      <style:paragraph-properties fo:margin-left="3cm" fo:text-indent="-2cm">
        <style:tab-stops/>
      </style:paragraph-properties>
    </style:style>
    <style:style style:name="P5" style:parent-style-name="ListParagraph" style:list-style-name="LFO1" style:family="paragraph">
      <style:paragraph-properties fo:text-indent="-2cm">
        <style:tab-stops/>
      </style:paragraph-properties>
    </style:style>
    <style:style style:name="P6" style:parent-style-name="ListParagraph" style:list-style-name="LFO1" style:family="paragraph"/>
    <style:style style:name="P7" style:parent-style-name="Normal" style:family="paragraph">
      <style:paragraph-properties fo:margin-left="0.1437in">
        <style:tab-stops/>
      </style:paragraph-properties>
    </style:style>
    <style:style style:name="P8" style:parent-style-name="ListParagraph" style:list-style-name="LFO2" style:family="paragraph"/>
    <style:style style:name="P9" style:parent-style-name="ListParagraph" style:list-style-name="LFO2" style:family="paragraph">
      <style:paragraph-properties fo:text-indent="2cm"/>
    </style:style>
    <style:style style:name="P10" style:parent-style-name="ListParagraph" style:list-style-name="LFO2" style:family="paragraph">
      <style:paragraph-properties fo:margin-left="3cm">
        <style:tab-stops/>
      </style:paragraph-properties>
    </style:style>
    <style:style style:name="P11" style:parent-style-name="ListParagraph" style:list-style-name="LFO2" style:family="paragraph">
      <style:paragraph-properties fo:margin-left="3cm" fo:text-indent="-2cm">
        <style:tab-stops/>
      </style:paragraph-properties>
    </style:style>
    <style:style style:name="P12" style:parent-style-name="ListParagraph" style:list-style-name="LFO2" style:family="paragraph">
      <style:paragraph-properties fo:text-indent="-2cm">
        <style:tab-stops/>
      </style:paragraph-properties>
    </style:style>
    <style:style style:name="P13" style:parent-style-name="ListParagraph" style:list-style-name="LFO2" style:family="paragraph"/>
  </office:automatic-styles>
  <office:body>
    <office:text text:use-soft-page-breaks="true">
      <text:list text:style-name="LFO1" text:continue-numbering="true">
        <text:list-item>
          <text:p text:style-name="P1">One<text:line-break/>list firstline -1cm, textleft 2cm, no override</text:p>
        </text:list-item>
        <text:list-item>
          <text:p text:style-name="P2">Two<text:line-break/>para overrides firstline +1cm</text:p>
        </text:list-item>
        <text:list-item>
          <text:p text:style-name="P3">Three<text:line-break/>para overrides textleft 3cm</text:p>
        </text:list-item>
        <text:list-item>
          <text:p text:style-name="P4">Four<text:line-break/>para overrides firstline -2cm, textleft 3cm</text:p>
        </text:list-item>
        <text:list-item>
          <text:p text:style-name="P5">Five<text:line-break/>para overrides firstline<text:s/>-2cm</text:p>
        </text:list-item>
        <text:list-item>
          <text:p text:style-name="P6">Six</text:p>
        </text:list-item>
      </text:list>
      <text:p text:style-name="P7"/>
      <text:list text:style-name="LFO2" text:continue-numbering="true">
        <text:list-item>
          <text:p text:style-name="P8">One<text:line-break/>list firstline +1cm, textleft 1cm, no override</text:p>
        </text:list-item>
        <text:list-item>
          <text:p text:style-name="P9">Two<text:line-break/>para overrides firstline +2cm</text:p>
        </text:list-item>
        <text:list-item>
          <text:p text:style-name="P10">Three<text:line-break/>para overrides textleft 3cm</text:p>
        </text:list-item>
        <text:list-item>
          <text:p text:style-name="P11">Four<text:line-break/>para overrides firstline -2cm, textleft 3cm</text:p>
        </text:list-item>
        <text:list-item>
          <text:p text:style-name="P12">Five<text:line-break/>para overrides firstline -2cm</text:p>
        </text:list-item>
        <text:list-item>
          <text:p text:style-name="P13">Six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937in" text:min-label-width="0.3937in" text:list-level-position-and-space-mode="label-alignment">
          <style:list-level-label-alignment text:label-followed-by="listtab" fo:margin-left="0.7875in" fo:text-indent="-0.3937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875in" text:min-label-width="0in" text:list-level-position-and-space-mode="label-alignment">
          <style:list-level-label-alignment text:label-followed-by="listtab" fo:margin-left="0.3937in" fo:text-indent="0.3937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</meta:initial-creator>
    <dc:creator>ms</dc:creator>
    <meta:creation-date>2023-02-16T11:06:00Z</meta:creation-date>
    <dc:date>2023-02-16T11:06:00Z</dc:date>
    <meta:template xlink:href="Normal.dotm" xlink:type="simple"/>
    <meta:editing-cycles>2</meta:editing-cycles>
    <meta:editing-duration>PT0S</meta:editing-duration>
    <meta:document-statistic meta:page-count="1" meta:paragraph-count="1" meta:word-count="61" meta:character-count="412" meta:row-count="2" meta:non-whitespace-character-count="352"/>
  </office:meta>
</office:document-meta>
</file>